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Username can contain following special characters , ; . : - _</text:p>
            <text:p>(Note: this test will be executed in iterations, checking all special characters individually)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Henedr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4">
            <text:p>phenedry. // phenedry: // phenedry- //<text:s/></text:p>
            <text:p>phenedry_ // phenedry, // phenedry;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phenedry@gmail.com">phenedry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1:11Z</meta:creation-date>
    <dc:date>2022-07-01T08:47:48Z</dc:date>
  </office:meta>
</office:document-meta>
</file>